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126cm" fo:min-width="0.375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2cm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1" fo:font-size="22pt" style:font-name-asian="Liberation Mono1" style:font-size-asian="10pt" style:font-name-complex="Liberation Mono1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text-properties fo:color="#c9211e" loext:opacity="100%"/>
    </style:style>
    <style:style style:name="P25" style:family="paragraph">
      <loext:graphic-properties draw:fill="none" draw:fill-color="#ffffff"/>
      <style:text-properties fo:color="#c9211e" loext:opacity="100%"/>
    </style:style>
    <style:style style:name="P26" style:family="paragraph">
      <style:text-properties fo:color="#069a2e" loext:opacity="100%"/>
    </style:style>
    <style:style style:name="P27" style:family="paragraph">
      <loext:graphic-properties draw:fill="none" draw:fill-color="#ffffff"/>
      <style:text-properties fo:color="#069a2e" loext:opacity="100%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1" fo:font-size="22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1" fo:font-size="22pt" style:font-name-asian="Liberation Mono1" style:font-size-asian="10pt" style:font-name-complex="Liberation Mono1" style:font-size-complex="10pt"/>
    </style:style>
    <style:style style:name="T11" style:family="text">
      <style:text-properties fo:color="#55308d" loext:opacity="100%" style:font-name="Liberation Mono1" fo:font-size="22pt" style:font-name-asian="Liberation Mono1" style:font-size-asian="10pt" style:font-name-complex="Liberation Mono1" style:font-size-complex="10pt"/>
    </style:style>
    <style:style style:name="T12" style:family="text">
      <style:text-properties fo:color="#c9211e" loext:opacity="100%" style:font-name="Liberation Mono1" fo:font-size="22pt" style:font-name-asian="Liberation Mono1" style:font-size-asian="10pt" style:font-name-complex="Liberation Mono1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1" fo:font-size="13pt" style:font-name-asian="Liberation Mono1" style:font-size-asian="10pt" style:font-name-complex="Liberation Mono1" style:font-size-complex="10pt"/>
    </style:style>
    <style:style style:name="T18" style:family="text"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T19" style:family="text">
      <style:text-properties fo:color="#be480a" loext:opacity="100%" style:font-name="Liberation Mono1" fo:font-size="13pt" style:font-name-asian="Liberation Mono1" style:font-size-asian="10pt" style:font-name-complex="Liberation Mono1" style:font-size-complex="10pt"/>
    </style:style>
    <style:style style:name="T20" style:family="text">
      <style:text-properties fo:color="#55308d" loext:opacity="100%" style:font-name="Liberation Mono1" fo:font-size="13pt" style:font-name-asian="Liberation Mono1" style:font-size-asian="10pt" style:font-name-complex="Liberation Mono1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3.4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7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8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9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7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4.1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4.2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2.4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2.2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7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8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6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…) </text:span></text:p>
            <text:p text:style-name="P15"><text:span text:style-name="T16">Renvoie une chaîne de caractères</text:span></text:p>
          </draw:text-box>
        </draw:frame>
        <draw:frame draw:style-name="gr27" draw:text-style-name="P17" draw:layer="layout" svg:width="9.3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7" draw:layer="layout" svg:width="9.3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5"><text:span text:style-name="T27">- float(…) : en 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standard" draw:layer="layout" svg:width="7.749cm" svg:height="1.998cm" svg:x="5cm" svg:y="10.09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P</text:p>
              </table:table-cell>
              <table:table-cell>
                <text:p text:style-name="P23">y</text:p>
              </table:table-cell>
              <table:table-cell>
                <text:p text:style-name="P23">t</text:p>
              </table:table-cell>
              <table:table-cell>
                <text:p text:style-name="P23">h</text:p>
              </table:table-cell>
              <table:table-cell>
                <text:p text:style-name="P23">o</text:p>
              </table:table-cell>
              <table:table-cell>
                <text:p text:style-name="P23">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5" draw:layer="layout" svg:width="7.411cm" svg:height="0.962cm" svg:x="5.185cm" svg:y="9cm">
          <draw:text-box>
            <text:p text:style-name="P24">0 <text:s text:c="5"/>1 <text:s text:c="4"/>2 <text:s text:c="4"/>3 <text:s text:c="4"/>4 <text:s text:c="5"/>5</text:p>
          </draw:text-box>
        </draw:frame>
        <draw:frame draw:style-name="gr34" draw:text-style-name="P27" draw:layer="layout" svg:width="7.436cm" svg:height="0.962cm" svg:x="5.186cm" svg:y="12.2cm">
          <draw:text-box>
            <text:p text:style-name="P26">-6 <text:s text:c="2"/>-5 <text:s text:c="4"/>-4 <text:s text:c="3"/>-3 <text:s text:c="3"/>-2 <text:s text:c="3"/>-1</text:p>
          </draw:text-box>
        </draw:frame>
        <draw:frame draw:style-name="gr34" draw:text-style-name="P28" draw:layer="layout" svg:width="2.365cm" svg:height="0.962cm" svg:x="1cm" svg:y="10.608cm">
          <draw:text-box>
            <text:p>chaine</text:p>
          </draw:text-box>
        </draw:frame>
        <draw:custom-shape draw:style-name="gr35" draw:text-style-name="P29" draw:layer="layout" svg:width="1cm" svg:height="0.75cm" svg:x="3.75cm" svg:y="10.714cm">
          <text:p/>
          <draw:enhanced-geometry svg:viewBox="0 0 21600 21600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cm" svg:height="0.75cm" svg:x="12.951cm" svg:y="9.115cm">
          <text:p/>
          <draw:enhanced-geometry svg:viewBox="0 0 21600 21600" draw:text-areas="0 ?f0 ?f5 ?f2" draw:mirror-horizontal="true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5" draw:layer="layout" svg:width="2.72cm" svg:height="0.962cm" svg:x="14.201cm" svg:y="9.008cm">
          <draw:text-box>
            <text:p text:style-name="P24">Positive</text:p>
          </draw:text-box>
        </draw:frame>
        <draw:custom-shape draw:style-name="gr36" draw:text-style-name="P29" draw:layer="layout" svg:width="1cm" svg:height="0.75cm" svg:x="12.95cm" svg:y="12.315cm">
          <text:p/>
          <draw:enhanced-geometry svg:viewBox="0 0 21600 21600" draw:text-areas="0 ?f0 ?f5 ?f2" draw:mirror-horizontal="true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7" draw:layer="layout" svg:width="2.72cm" svg:height="0.962cm" svg:x="14.2cm" svg:y="12.208cm">
          <draw:text-box>
            <text:p text:style-name="P26">Positiv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13T20:01:48.394155151</dc:date>
    <meta:editing-duration>PT38M46S</meta:editing-duration>
    <meta:editing-cycles>7</meta:editing-cycles>
    <meta:generator>LibreOffice/7.2.0.4$Linux_X86_64 LibreOffice_project/ce769e3009755dcf0082844e386f5dca4c8ecb2f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